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5_1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Bernhard Sega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26, 1891</text:p>
      <text:p text:style-name="P5">Month<text:tab/><text:tab/><text:tab/><text:tab/><text:tab/><text:tab/>Sept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Philadelphia September 26<text:span text:style-name="T2">th</text:span><text:span text:style-name="T3"> 91./</text:span></text:p>
      <text:p text:style-name="P2"><text:span text:style-name="T3"><text:tab/>Reverend Sir,/</text:span></text:p>
      <text:p text:style-name="P2"><text:span text:style-name="T3">Allow one of the humblest of the/ many claimants on your kindness,/ to return his sincere thanks for the/ kind interest which, he feels persuaded,/ has so materially conduced to his/ success. <text:s/>I'm happy to inform you/ that, owing to the interest exerted/ on my behalf by Mr. Weil, the/ Dean of the Jefferson Medical College/ has reduced my fees to about one/ third of the entire amount./</text:span></text:p>
      <text:p text:style-name="P2"><text:span text:style-name="T3">That you may feel no reason to repent/ your interest in my welfare, is/ the sincere prayer of,/</text:span></text:p>
      <text:p text:style-name="P2"><text:span text:style-name="T3"><text:tab/>Your humble and dutiful/ servant Bernhard Segal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2:42:54.21</meta:creation-date>
    <dc:date>2011-11-28T12:45:47.02</dc:date>
    <dc:creator>Penn Libraries</dc:creator>
    <meta:editing-duration>PT00H02M5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5" meta:word-count="263" meta:character-count="1850"/>
  </office:meta>
</office:document-meta>
</file>